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bd7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Если в случае «Дела Гарри Квеберта» швейцарца схватил так называемый синдром первого романа и он напихал в толстенный детектив все свои идеи, то вторая книга ему удалась куда больше. «Книга Балтиморов» — не детектив, а история мужской дружбы и семейная сага, плавная, размеренная и просторная, напоминающая качественный американский сериал вроде «Любовников» или «Большой маленькой лжи». </text:p>
      <text:p text:style-name="P1"><text:tab/>Небольшой роман понравится тем, кто ценит творчество Фоера. Одинаково искренне его супруга говорит голосом и ироничного старика, доживающего свои дни в одиночестве на Манхэттене, и активной 15-летней девочки, пытающейся наладить личную жизнь — и свою, и своей флегматичной матери. Связующим звеном для этих историй становится рукопись, таинственным образом исчезающая и возвращающаяся, и любовь — такая разная, но одинаково меняющая жизни людей. </text:p>
      <text:p text:style-name="P1"><text:tab/>Рассуждение о доверии и цене правды вышло в прошлом декабре и почему-то не стало в России хитом. Что совершенно возмутительно: автор-новичок сумела уложить под одну обложку и фильмы-нуар, и «Твин Пикс», и сюжеты Донны Тартт. Каждая глава названа в честь книги, а в них — полудетективная история девочки из интеллигентной семьи Синь Ван Меер, которая в новой школе нашла и друзей-аристократов, и учительницу — идеал для подражания, однако в одночасье их потеряла самым невероятным образом — а заодно и своего обожаемого отц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0S</meta:editing-duration>
    <meta:editing-cycles>11</meta:editing-cycles>
    <meta:generator>LibreOffice/5.1.1.3$Windows_X86_64 LibreOffice_project/89f508ef3ecebd2cfb8e1def0f0ba9a803b88a6d</meta:generator>
    <dc:date>2017-12-05T17:07:54.616000000</dc:date>
    <meta:document-statistic meta:table-count="0" meta:image-count="0" meta:object-count="0" meta:page-count="1" meta:paragraph-count="3" meta:word-count="192" meta:character-count="1362" meta:non-whitespace-character-count="1161"/>
    <meta:user-defined meta:name="Info 1"/>
    <meta:user-defined meta:name="Info 2"/>
    <meta:user-defined meta:name="Info 3"/>
    <meta:user-defined meta:name="Info 4"/>
  </office:meta>
</office:document-meta>
</file>